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ext-properties style:text-underline-style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872cm" svg:y="8.973cm">
            <draw:object draw:notify-on-update-of-ranges="Hoja1.A3:Hoja1.A18 Hoja1.B3:Hoja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749cm" svg:y="8.918cm">
            <draw:object draw:notify-on-update-of-ranges="Hoja1.D3:Hoja1.D12 Hoja1.E3:Hoja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27.563cm">
            <draw:object draw:notify-on-update-of-ranges="Hoja1.A45:Hoja1.A60 Hoja1.B45:Hoja1.B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59cm" svg:y="27.804cm">
            <draw:object draw:notify-on-update-of-ranges="Hoja1.D45:Hoja1.D54 Hoja1.E45:Hoja1.E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N_BLOCK</text:p>
          </table:table-cell>
          <table:table-cell table:style-name="ce2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N_THREAD</text:p>
          </table:table-cell>
          <table:table-cell table:style-name="ce2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iempoCPU</text:p>
          </table:table-cell>
          <table:table-cell table:style-name="ce3" office:value-type="float" office:value="0.160549879" calcext:value-type="float">
            <text:p>0,160549879</text:p>
          </table:table-cell>
          <table:table-cell/>
          <table:table-cell office:value-type="string" calcext:value-type="string">
            <text:p>AccGen</text:p>
          </table:table-cell>
          <table:table-cell office:value-type="string" calcext:value-type="string">
            <text:p>AccBestConf</text:p>
          </table:table-cell>
          <table:table-cell office:value-type="string" calcext:value-type="string">
            <text:p>AccTrans</text:p>
          </table:table-cell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56721411" calcext:value-type="float">
            <text:p>0,05672141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5839813" calcext:value-type="float">
            <text:p>0,015839813</text:p>
          </table:table-cell>
          <table:table-cell/>
          <table:table-cell table:style-name="ce2" office:value-type="string" calcext:value-type="string">
            <text:p>TiempoGen</text:p>
          </table:table-cell>
          <table:table-cell table:style-name="ce3" office:value-type="float" office:value="0.004348934" calcext:value-type="float">
            <text:p>0,004348934</text:p>
          </table:table-cell>
          <table:table-cell/>
          <table:table-cell table:formula="of:=[.H2]/[.H3]" office:value-type="float" office:value="36.917064963506" calcext:value-type="float">
            <text:p>36,917064963506</text:p>
          </table:table-cell>
          <table:table-cell table:formula="of:=[.H2]/[.E10]" office:value-type="float" office:value="274.031083050853" calcext:value-type="float">
            <text:p>274,031083050853</text:p>
          </table:table-cell>
          <table:table-cell table:formula="of:=[.H2]/[.H4]" office:value-type="float" office:value="10.1673796397927" calcext:value-type="float">
            <text:p>10,1673796397927</text:p>
          </table:table-cell>
          <table:table-cell table:number-columns-repeated="6"/>
        </table:table-row>
        <table:table-row table:style-name="ro1">
          <table:table-cell table:style-name="ce3" table:formula="of:=2*[.A3]" office:value-type="float" office:value="4" calcext:value-type="float">
            <text:p>4</text:p>
          </table:table-cell>
          <table:table-cell table:style-name="ce3" office:value-type="float" office:value="0.031231686" calcext:value-type="float">
            <text:p>0,031231686</text:p>
          </table:table-cell>
          <table:table-cell/>
          <table:table-cell table:style-name="ce3" table:formula="of:=2*[.D3]" office:value-type="float" office:value="4" calcext:value-type="float">
            <text:p>4</text:p>
          </table:table-cell>
          <table:table-cell table:style-name="ce3" office:value-type="float" office:value="0.008088611" calcext:value-type="float">
            <text:p>0,008088611</text:p>
          </table:table-cell>
          <table:table-cell/>
          <table:table-cell table:style-name="ce2" office:value-type="string" calcext:value-type="string">
            <text:p>TiempoTrans</text:p>
          </table:table-cell>
          <table:table-cell table:style-name="ce3" office:value-type="float" office:value="0.015790684" calcext:value-type="float">
            <text:p>0,015790684</text:p>
          </table:table-cell>
          <table:table-cell table:number-columns-repeated="10"/>
        </table:table-row>
        <table:table-row table:style-name="ro1">
          <table:table-cell table:style-name="ce3" table:formula="of:=2*[.A4]" office:value-type="float" office:value="8" calcext:value-type="float">
            <text:p>8</text:p>
          </table:table-cell>
          <table:table-cell table:style-name="ce3" office:value-type="float" office:value="0.017218781" calcext:value-type="float">
            <text:p>0,017218781</text:p>
          </table:table-cell>
          <table:table-cell/>
          <table:table-cell table:style-name="ce3" table:formula="of:=2*[.D4]" office:value-type="float" office:value="8" calcext:value-type="float">
            <text:p>8</text:p>
          </table:table-cell>
          <table:table-cell table:style-name="ce3" office:value-type="float" office:value="0.004106525" calcext:value-type="float">
            <text:p>0,004106525</text:p>
          </table:table-cell>
          <table:table-cell table:number-columns-repeated="13"/>
        </table:table-row>
        <table:table-row table:style-name="ro1">
          <table:table-cell table:style-name="ce3" table:formula="of:=2*[.A5]" office:value-type="float" office:value="16" calcext:value-type="float">
            <text:p>16</text:p>
          </table:table-cell>
          <table:table-cell table:style-name="ce3" office:value-type="float" office:value="0.008626823" calcext:value-type="float">
            <text:p>0,008626823</text:p>
          </table:table-cell>
          <table:table-cell/>
          <table:table-cell table:style-name="ce3" table:formula="of:=2*[.D5]" office:value-type="float" office:value="16" calcext:value-type="float">
            <text:p>16</text:p>
          </table:table-cell>
          <table:table-cell table:style-name="ce3" office:value-type="float" office:value="0.002104883" calcext:value-type="float">
            <text:p>0,002104883</text:p>
          </table:table-cell>
          <table:table-cell table:number-columns-repeated="13"/>
        </table:table-row>
        <table:table-row table:style-name="ro1">
          <table:table-cell table:style-name="ce3" table:formula="of:=2*[.A6]" office:value-type="float" office:value="32" calcext:value-type="float">
            <text:p>32</text:p>
          </table:table-cell>
          <table:table-cell table:style-name="ce3" office:value-type="float" office:value="0.004332608" calcext:value-type="float">
            <text:p>0,004332608</text:p>
          </table:table-cell>
          <table:table-cell/>
          <table:table-cell table:style-name="ce3" table:formula="of:=2*[.D6]" office:value-type="float" office:value="32" calcext:value-type="float">
            <text:p>32</text:p>
          </table:table-cell>
          <table:table-cell table:style-name="ce3" office:value-type="float" office:value="0.001111344" calcext:value-type="float">
            <text:p>0,001111344</text:p>
          </table:table-cell>
          <table:table-cell table:number-columns-repeated="13"/>
        </table:table-row>
        <table:table-row table:style-name="ro1">
          <table:table-cell table:style-name="ce3" table:formula="of:=2*[.A7]" office:value-type="float" office:value="64" calcext:value-type="float">
            <text:p>64</text:p>
          </table:table-cell>
          <table:table-cell table:style-name="ce3" office:value-type="float" office:value="0.002183065" calcext:value-type="float">
            <text:p>0,002183065</text:p>
          </table:table-cell>
          <table:table-cell/>
          <table:table-cell table:style-name="ce3" table:formula="of:=2*[.D7]" office:value-type="float" office:value="64" calcext:value-type="float">
            <text:p>64</text:p>
          </table:table-cell>
          <table:table-cell table:style-name="ce3" office:value-type="float" office:value="0.000660074" calcext:value-type="float">
            <text:p>0,000660074</text:p>
          </table:table-cell>
          <table:table-cell table:number-columns-repeated="13"/>
        </table:table-row>
        <table:table-row table:style-name="ro1">
          <table:table-cell table:style-name="ce3" table:formula="of:=2*[.A8]" office:value-type="float" office:value="128" calcext:value-type="float">
            <text:p>128</text:p>
          </table:table-cell>
          <table:table-cell table:style-name="ce3" office:value-type="float" office:value="0.001146886" calcext:value-type="float">
            <text:p>0,001146886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.000625146" calcext:value-type="float">
            <text:p>0,000625146</text:p>
          </table:table-cell>
          <table:table-cell table:number-columns-repeated="13"/>
        </table:table-row>
        <table:table-row table:style-name="ro1">
          <table:table-cell table:style-name="ce3" table:formula="of:=2*[.A9]" office:value-type="float" office:value="256" calcext:value-type="float">
            <text:p>256</text:p>
          </table:table-cell>
          <table:table-cell table:style-name="ce3" office:value-type="float" office:value="0.000676083" calcext:value-type="float">
            <text:p>0,000676083</text:p>
          </table:table-cell>
          <table:table-cell/>
          <table:table-cell table:style-name="ce3" table:formula="of:=2*[.D9]" office:value-type="float" office:value="256" calcext:value-type="float">
            <text:p>256</text:p>
          </table:table-cell>
          <table:table-cell table:style-name="ce3" office:value-type="float" office:value="0.000585882" calcext:value-type="float">
            <text:p>0,000585882</text:p>
          </table:table-cell>
          <table:table-cell table:number-columns-repeated="13"/>
        </table:table-row>
        <table:table-row table:style-name="ro1">
          <table:table-cell table:style-name="ce3" table:formula="of:=2*[.A10]" office:value-type="float" office:value="512" calcext:value-type="float">
            <text:p>512</text:p>
          </table:table-cell>
          <table:table-cell table:style-name="ce3" office:value-type="float" office:value="0.000659453" calcext:value-type="float">
            <text:p>0,000659453</text:p>
          </table:table-cell>
          <table:table-cell/>
          <table:table-cell table:style-name="ce3" table:formula="of:=2*[.D10]" office:value-type="float" office:value="512" calcext:value-type="float">
            <text:p>512</text:p>
          </table:table-cell>
          <table:table-cell table:style-name="ce3" office:value-type="float" office:value="0.00060031" calcext:value-type="float">
            <text:p>0,00060031</text:p>
          </table:table-cell>
          <table:table-cell table:number-columns-repeated="13"/>
        </table:table-row>
        <table:table-row table:style-name="ro1">
          <table:table-cell table:style-name="ce3" table:formula="of:=2*[.A11]" office:value-type="float" office:value="1024" calcext:value-type="float">
            <text:p>1024</text:p>
          </table:table-cell>
          <table:table-cell table:style-name="ce3" office:value-type="float" office:value="0.00065344" calcext:value-type="float">
            <text:p>0,00065344</text:p>
          </table:table-cell>
          <table:table-cell/>
          <table:table-cell table:style-name="ce3" table:formula="of:=2*[.D11]" office:value-type="float" office:value="1024" calcext:value-type="float">
            <text:p>1024</text:p>
          </table:table-cell>
          <table:table-cell table:style-name="ce3" office:value-type="float" office:value="0.000679434" calcext:value-type="float">
            <text:p>0,000679434</text:p>
          </table:table-cell>
          <table:table-cell table:number-columns-repeated="13"/>
        </table:table-row>
        <table:table-row table:style-name="ro1">
          <table:table-cell table:style-name="ce3" table:formula="of:=2*[.A12]" office:value-type="float" office:value="2048" calcext:value-type="float">
            <text:p>2048</text:p>
          </table:table-cell>
          <table:table-cell table:style-name="ce3" office:value-type="float" office:value="0.000627206" calcext:value-type="float">
            <text:p>0,000627206</text:p>
          </table:table-cell>
          <table:table-cell table:number-columns-repeated="16"/>
        </table:table-row>
        <table:table-row table:style-name="ro1">
          <table:table-cell table:style-name="ce3" table:formula="of:=2*[.A13]" office:value-type="float" office:value="4096" calcext:value-type="float">
            <text:p>4096</text:p>
          </table:table-cell>
          <table:table-cell table:style-name="ce3" office:value-type="float" office:value="0.0006052" calcext:value-type="float">
            <text:p>0,0006052</text:p>
          </table:table-cell>
          <table:table-cell table:number-columns-repeated="6"/>
          <table:table-cell table:style-name="ce1"/>
          <table:table-cell table:number-columns-repeated="9"/>
        </table:table-row>
        <table:table-row table:style-name="ro1">
          <table:table-cell table:style-name="ce3" table:formula="of:=2*[.A14]" office:value-type="float" office:value="8192" calcext:value-type="float">
            <text:p>8192</text:p>
          </table:table-cell>
          <table:table-cell table:style-name="ce3" office:value-type="float" office:value="0.000593357" calcext:value-type="float">
            <text:p>0,000593357</text:p>
          </table:table-cell>
          <table:table-cell table:number-columns-repeated="16"/>
        </table:table-row>
        <table:table-row table:style-name="ro1">
          <table:table-cell table:style-name="ce3" table:formula="of:=2*[.A15]" office:value-type="float" office:value="16384" calcext:value-type="float">
            <text:p>16384</text:p>
          </table:table-cell>
          <table:table-cell table:style-name="ce3" office:value-type="float" office:value="0.000587315" calcext:value-type="float">
            <text:p>0,000587315</text:p>
          </table:table-cell>
          <table:table-cell table:number-columns-repeated="16"/>
        </table:table-row>
        <table:table-row table:style-name="ro1">
          <table:table-cell table:style-name="ce3" table:formula="of:=2*[.A16]" office:value-type="float" office:value="32768" calcext:value-type="float">
            <text:p>32768</text:p>
          </table:table-cell>
          <table:table-cell table:style-name="ce3" office:value-type="float" office:value="0.00062223" calcext:value-type="float">
            <text:p>0,00062223</text:p>
          </table:table-cell>
          <table:table-cell table:number-columns-repeated="16"/>
        </table:table-row>
        <table:table-row table:style-name="ro1">
          <table:table-cell table:style-name="ce3" table:formula="of:=2*[.A17]" office:value-type="float" office:value="65536" calcext:value-type="float">
            <text:p>65536</text:p>
          </table:table-cell>
          <table:table-cell table:style-name="ce3" office:value-type="float" office:value="0.001037603" calcext:value-type="float">
            <text:p>0,001037603</text:p>
          </table:table-cell>
          <table:table-cell table:number-columns-repeated="1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style-name="ce2" office:value-type="string" calcext:value-type="string">
            <text:p>N_BLOCK</text:p>
          </table:table-cell>
          <table:table-cell table:style-name="ce2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N_THREAD</text:p>
          </table:table-cell>
          <table:table-cell table:style-name="ce2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TiempoCPU</text:p>
          </table:table-cell>
          <table:table-cell table:style-name="ce3" office:value-type="float" office:value="0.160480976" calcext:value-type="float">
            <text:p>0,160480976</text:p>
          </table:table-cell>
          <table:table-cell/>
          <table:table-cell office:value-type="string" calcext:value-type="string">
            <text:p>AccGen</text:p>
          </table:table-cell>
          <table:table-cell office:value-type="string" calcext:value-type="string">
            <text:p>AccBestConf</text:p>
          </table:table-cell>
          <table:table-cell office:value-type="string" calcext:value-type="string">
            <text:p>AccTrans</text:p>
          </table:table-cell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58860803" calcext:value-type="float">
            <text:p>0,05886080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98296387" calcext:value-type="float">
            <text:p>0,098296387</text:p>
          </table:table-cell>
          <table:table-cell/>
          <table:table-cell table:style-name="ce2" office:value-type="string" calcext:value-type="string">
            <text:p>TiempoGen</text:p>
          </table:table-cell>
          <table:table-cell table:style-name="ce3" office:value-type="float" office:value="0.004616624" calcext:value-type="float">
            <text:p>0,004616624</text:p>
          </table:table-cell>
          <table:table-cell/>
          <table:table-cell table:formula="of:=[.H44]/[.H45]" office:value-type="float" office:value="34.7615435001854" calcext:value-type="float">
            <text:p>34,7615435001854</text:p>
          </table:table-cell>
          <table:table-cell table:formula="of:=[.H44]/[.E52]" office:value-type="float" office:value="43.5297320257857" calcext:value-type="float">
            <text:p>43,5297320257857</text:p>
          </table:table-cell>
          <table:table-cell table:formula="of:=[.H44]/[.H46]" office:value-type="float" office:value="7.81792681416646" calcext:value-type="float">
            <text:p>7,81792681416646</text:p>
          </table:table-cell>
          <table:table-cell table:number-columns-repeated="6"/>
        </table:table-row>
        <table:table-row table:style-name="ro1">
          <table:table-cell table:style-name="ce3" table:formula="of:=2*[.A45]" office:value-type="float" office:value="4" calcext:value-type="float">
            <text:p>4</text:p>
          </table:table-cell>
          <table:table-cell table:style-name="ce3" office:value-type="float" office:value="0.028827316" calcext:value-type="float">
            <text:p>0,028827316</text:p>
          </table:table-cell>
          <table:table-cell/>
          <table:table-cell table:style-name="ce3" table:formula="of:=2*[.D45]" office:value-type="float" office:value="4" calcext:value-type="float">
            <text:p>4</text:p>
          </table:table-cell>
          <table:table-cell table:style-name="ce3" office:value-type="float" office:value="0.05364563" calcext:value-type="float">
            <text:p>0,05364563</text:p>
          </table:table-cell>
          <table:table-cell/>
          <table:table-cell table:style-name="ce2" office:value-type="string" calcext:value-type="string">
            <text:p>TiempoTrans</text:p>
          </table:table-cell>
          <table:table-cell table:style-name="ce3" office:value-type="float" office:value="0.020527306" calcext:value-type="float">
            <text:p>0,020527306</text:p>
          </table:table-cell>
          <table:table-cell table:number-columns-repeated="10"/>
        </table:table-row>
        <table:table-row table:style-name="ro1">
          <table:table-cell table:style-name="ce3" table:formula="of:=2*[.A46]" office:value-type="float" office:value="8" calcext:value-type="float">
            <text:p>8</text:p>
          </table:table-cell>
          <table:table-cell table:style-name="ce3" office:value-type="float" office:value="0.014957974" calcext:value-type="float">
            <text:p>0,014957974</text:p>
          </table:table-cell>
          <table:table-cell/>
          <table:table-cell table:style-name="ce3" table:formula="of:=2*[.D46]" office:value-type="float" office:value="8" calcext:value-type="float">
            <text:p>8</text:p>
          </table:table-cell>
          <table:table-cell table:style-name="ce3" office:value-type="float" office:value="0.023725807" calcext:value-type="float">
            <text:p>0,023725807</text:p>
          </table:table-cell>
          <table:table-cell table:number-columns-repeated="13"/>
        </table:table-row>
        <table:table-row table:style-name="ro1">
          <table:table-cell table:style-name="ce3" table:formula="of:=2*[.A47]" office:value-type="float" office:value="16" calcext:value-type="float">
            <text:p>16</text:p>
          </table:table-cell>
          <table:table-cell table:style-name="ce3" office:value-type="float" office:value="0.008017338" calcext:value-type="float">
            <text:p>0,008017338</text:p>
          </table:table-cell>
          <table:table-cell/>
          <table:table-cell table:style-name="ce3" table:formula="of:=2*[.D47]" office:value-type="float" office:value="16" calcext:value-type="float">
            <text:p>16</text:p>
          </table:table-cell>
          <table:table-cell table:style-name="ce3" office:value-type="float" office:value="0.012604922" calcext:value-type="float">
            <text:p>0,012604922</text:p>
          </table:table-cell>
          <table:table-cell table:number-columns-repeated="13"/>
        </table:table-row>
        <table:table-row table:style-name="ro1">
          <table:table-cell table:style-name="ce3" table:formula="of:=2*[.A48]" office:value-type="float" office:value="32" calcext:value-type="float">
            <text:p>32</text:p>
          </table:table-cell>
          <table:table-cell table:style-name="ce3" office:value-type="float" office:value="0.00542809" calcext:value-type="float">
            <text:p>0,00542809</text:p>
          </table:table-cell>
          <table:table-cell/>
          <table:table-cell table:style-name="ce3" table:formula="of:=2*[.D48]" office:value-type="float" office:value="32" calcext:value-type="float">
            <text:p>32</text:p>
          </table:table-cell>
          <table:table-cell table:style-name="ce3" office:value-type="float" office:value="0.006936509" calcext:value-type="float">
            <text:p>0,006936509</text:p>
          </table:table-cell>
          <table:table-cell table:number-columns-repeated="13"/>
        </table:table-row>
        <table:table-row table:style-name="ro1">
          <table:table-cell table:style-name="ce3" table:formula="of:=2*[.A49]" office:value-type="float" office:value="64" calcext:value-type="float">
            <text:p>64</text:p>
          </table:table-cell>
          <table:table-cell table:style-name="ce3" office:value-type="float" office:value="0.004964378" calcext:value-type="float">
            <text:p>0,004964378</text:p>
          </table:table-cell>
          <table:table-cell/>
          <table:table-cell table:style-name="ce3" table:formula="of:=2*[.D49]" office:value-type="float" office:value="64" calcext:value-type="float">
            <text:p>64</text:p>
          </table:table-cell>
          <table:table-cell table:style-name="ce3" office:value-type="float" office:value="0.004148211" calcext:value-type="float">
            <text:p>0,004148211</text:p>
          </table:table-cell>
          <table:table-cell table:number-columns-repeated="13"/>
        </table:table-row>
        <table:table-row table:style-name="ro1">
          <table:table-cell table:style-name="ce3" table:formula="of:=2*[.A50]" office:value-type="float" office:value="128" calcext:value-type="float">
            <text:p>128</text:p>
          </table:table-cell>
          <table:table-cell table:style-name="ce3" office:value-type="float" office:value="0.004751735" calcext:value-type="float">
            <text:p>0,004751735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.00402352" calcext:value-type="float">
            <text:p>0,00402352</text:p>
          </table:table-cell>
          <table:table-cell table:number-columns-repeated="13"/>
        </table:table-row>
        <table:table-row table:style-name="ro1">
          <table:table-cell table:style-name="ce3" table:formula="of:=2*[.A51]" office:value-type="float" office:value="256" calcext:value-type="float">
            <text:p>256</text:p>
          </table:table-cell>
          <table:table-cell table:style-name="ce3" office:value-type="float" office:value="0.00430688" calcext:value-type="float">
            <text:p>0,00430688</text:p>
          </table:table-cell>
          <table:table-cell/>
          <table:table-cell table:style-name="ce3" table:formula="of:=2*[.D51]" office:value-type="float" office:value="256" calcext:value-type="float">
            <text:p>256</text:p>
          </table:table-cell>
          <table:table-cell table:style-name="ce3" office:value-type="float" office:value="0.003686698" calcext:value-type="float">
            <text:p>0,003686698</text:p>
          </table:table-cell>
          <table:table-cell table:number-columns-repeated="13"/>
        </table:table-row>
        <table:table-row table:style-name="ro1">
          <table:table-cell table:style-name="ce3" table:formula="of:=2*[.A52]" office:value-type="float" office:value="512" calcext:value-type="float">
            <text:p>512</text:p>
          </table:table-cell>
          <table:table-cell table:style-name="ce3" office:value-type="float" office:value="0.004066345" calcext:value-type="float">
            <text:p>0,004066345</text:p>
          </table:table-cell>
          <table:table-cell/>
          <table:table-cell table:style-name="ce3" table:formula="of:=2*[.D52]" office:value-type="float" office:value="512" calcext:value-type="float">
            <text:p>512</text:p>
          </table:table-cell>
          <table:table-cell table:style-name="ce3" office:value-type="float" office:value="0.003766096" calcext:value-type="float">
            <text:p>0,003766096</text:p>
          </table:table-cell>
          <table:table-cell table:number-columns-repeated="13"/>
        </table:table-row>
        <table:table-row table:style-name="ro1">
          <table:table-cell table:style-name="ce3" table:formula="of:=2*[.A53]" office:value-type="float" office:value="1024" calcext:value-type="float">
            <text:p>1024</text:p>
          </table:table-cell>
          <table:table-cell table:style-name="ce3" office:value-type="float" office:value="0.003910854" calcext:value-type="float">
            <text:p>0,003910854</text:p>
          </table:table-cell>
          <table:table-cell/>
          <table:table-cell table:style-name="ce3" table:formula="of:=2*[.D53]" office:value-type="float" office:value="1024" calcext:value-type="float">
            <text:p>1024</text:p>
          </table:table-cell>
          <table:table-cell table:style-name="ce3" office:value-type="float" office:value="0.003950979" calcext:value-type="float">
            <text:p>0,003950979</text:p>
          </table:table-cell>
          <table:table-cell table:number-columns-repeated="13"/>
        </table:table-row>
        <table:table-row table:style-name="ro1">
          <table:table-cell table:style-name="ce3" table:formula="of:=2*[.A54]" office:value-type="float" office:value="2048" calcext:value-type="float">
            <text:p>2048</text:p>
          </table:table-cell>
          <table:table-cell table:style-name="ce3" office:value-type="float" office:value="0.003845274" calcext:value-type="float">
            <text:p>0,003845274</text:p>
          </table:table-cell>
          <table:table-cell table:number-columns-repeated="16"/>
        </table:table-row>
        <table:table-row table:style-name="ro1">
          <table:table-cell table:style-name="ce3" table:formula="of:=2*[.A55]" office:value-type="float" office:value="4096" calcext:value-type="float">
            <text:p>4096</text:p>
          </table:table-cell>
          <table:table-cell table:style-name="ce3" office:value-type="float" office:value="0.003810032" calcext:value-type="float">
            <text:p>0,003810032</text:p>
          </table:table-cell>
          <table:table-cell table:number-columns-repeated="16"/>
        </table:table-row>
        <table:table-row table:style-name="ro1">
          <table:table-cell table:style-name="ce3" table:formula="of:=2*[.A56]" office:value-type="float" office:value="8192" calcext:value-type="float">
            <text:p>8192</text:p>
          </table:table-cell>
          <table:table-cell table:style-name="ce3" office:value-type="float" office:value="0.003698186" calcext:value-type="float">
            <text:p>0,003698186</text:p>
          </table:table-cell>
          <table:table-cell table:number-columns-repeated="16"/>
        </table:table-row>
        <table:table-row table:style-name="ro1">
          <table:table-cell table:style-name="ce3" table:formula="of:=2*[.A57]" office:value-type="float" office:value="16384" calcext:value-type="float">
            <text:p>16384</text:p>
          </table:table-cell>
          <table:table-cell table:style-name="ce3" office:value-type="float" office:value="0.003740352" calcext:value-type="float">
            <text:p>0,003740352</text:p>
          </table:table-cell>
          <table:table-cell table:number-columns-repeated="16"/>
        </table:table-row>
        <table:table-row table:style-name="ro1">
          <table:table-cell table:style-name="ce3" table:formula="of:=2*[.A58]" office:value-type="float" office:value="32768" calcext:value-type="float">
            <text:p>32768</text:p>
          </table:table-cell>
          <table:table-cell table:style-name="ce3" office:value-type="float" office:value="0.003900563" calcext:value-type="float">
            <text:p>0,003900563</text:p>
          </table:table-cell>
          <table:table-cell table:number-columns-repeated="16"/>
        </table:table-row>
        <table:table-row table:style-name="ro1">
          <table:table-cell table:style-name="ce3" table:formula="of:=2*[.A59]" office:value-type="float" office:value="65536" calcext:value-type="float">
            <text:p>65536</text:p>
          </table:table-cell>
          <table:table-cell table:style-name="ce3" office:value-type="float" office:value="0.004371783" calcext:value-type="float">
            <text:p>0,004371783</text:p>
          </table:table-cell>
          <table:table-cell table:number-columns-repeated="16"/>
        </table:table-row>
        <table:table-row table:style-name="ro1" table:number-rows-repeated="1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9:41:29.2599902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5:58:57.653697653</meta:creation-date>
    <dc:date>2022-05-15T19:43:13.671780045</dc:date>
    <meta:editing-duration>PT57M</meta:editing-duration>
    <meta:editing-cycles>8</meta:editing-cycles>
    <meta:generator>LibreOffice/6.4.7.2$Linux_X86_64 LibreOffice_project/40$Build-2</meta:generator>
    <meta:document-statistic meta:table-count="1" meta:cell-count="13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18cm" svg:y="0.316cm" chart:style-name="ch2">
          <text:p>Evolución del Tiempo de Cálculo según el número de Bloques</text:p>
        </chart:title>
        <chart:legend chart:legend-position="end" svg:x="13.624cm" svg:y="4.201cm" style:legend-expansion="high" chart:style-name="ch3"/>
        <chart:plot-area chart:style-name="ch4" table:cell-range-address="Hoja1.A3:Hoja1.B18" chart:data-source-has-labels="row" svg:x="1.331cm" svg:y="1.275cm" svg:width="11.973cm" svg:height="6.564cm">
          <chartooo:coordinate-region svg:x="2.243cm" svg:y="1.474cm" svg:width="10.596cm" svg:height="5.718cm"/>
          <chart:axis chart:dimension="x" chart:name="primary-x" chart:style-name="ch5">
            <chart:title svg:x="5.818cm" svg:y="8.019cm" chart:style-name="ch6">
              <text:p>Número de Bloque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B3:Hoja1.B18" loext:label-string="tiempo" chart:class="chart:scatter">
            <chart:domain table:cell-range-address="Hoja1.A3:Hoja1.A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A3:Hoja1.A18</svg:desc>
                </draw:g>
              </table:table-cell>
              <table:table-cell office:value-type="float" office:value="0.056721411">
                <text:p>0.056721411</text:p>
                <draw:g>
                  <svg:desc>Hoja1.B3:Hoj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1231686">
                <text:p>0.031231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17218781">
                <text:p>0.017218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8626823">
                <text:p>0.008626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4332608">
                <text:p>0.004332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2183065">
                <text:p>0.002183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1146886">
                <text:p>0.001146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676083">
                <text:p>0.00067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00659453">
                <text:p>0.000659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0065344">
                <text:p>0.00065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000627206">
                <text:p>0.000627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006052">
                <text:p>0.0006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00593357">
                <text:p>0.000593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000587315">
                <text:p>0.000587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00062223">
                <text:p>0.00062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001037603">
                <text:p>0.001037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95cm" svg:y="0.316cm" chart:style-name="ch2">
          <text:p>Evolución del Tiempo de Cálculo según el número de hilos (16384 bloques)</text:p>
        </chart:title>
        <chart:legend chart:legend-position="end" svg:x="13.624cm" svg:y="4.201cm" style:legend-expansion="high" chart:style-name="ch3"/>
        <chart:plot-area chart:style-name="ch4" table:cell-range-address="Hoja1.D3:Hoja1.E12" chart:data-source-has-labels="row" svg:x="1.331cm" svg:y="1.275cm" svg:width="11.973cm" svg:height="6.564cm">
          <chartooo:coordinate-region svg:x="2.429cm" svg:y="1.474cm" svg:width="10.503cm" svg:height="5.718cm"/>
          <chart:axis chart:dimension="x" chart:name="primary-x" chart:style-name="ch5">
            <chart:title svg:x="6.069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E3:Hoja1.E12" loext:label-string="tiempo" chart:class="chart:scatter">
            <chart:domain table:cell-range-address="Hoja1.D3:Hoja1.D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D3:Hoja1.D12</svg:desc>
                </draw:g>
              </table:table-cell>
              <table:table-cell office:value-type="float" office:value="0.015839813">
                <text:p>0.015839813</text:p>
                <draw:g>
                  <svg:desc>Hoja1.E3:Hoja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8088611">
                <text:p>0.008088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4106525">
                <text:p>0.004106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2104883">
                <text:p>0.002104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1111344">
                <text:p>0.00111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660074">
                <text:p>0.000660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625146">
                <text:p>0.000625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585882">
                <text:p>0.000585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0060031">
                <text:p>0.00060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00679434">
                <text:p>0.000679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18cm" svg:y="0.316cm" chart:style-name="ch2">
          <text:p>Evolución del Tiempo de Cálculo según el número de Bloques</text:p>
        </chart:title>
        <chart:legend chart:legend-position="end" svg:x="13.624cm" svg:y="4.201cm" style:legend-expansion="high" chart:style-name="ch3"/>
        <chart:plot-area chart:style-name="ch4" table:cell-range-address="Hoja1.A45:Hoja1.B60" chart:data-source-has-labels="row" svg:x="1.331cm" svg:y="1.275cm" svg:width="11.973cm" svg:height="6.564cm">
          <chartooo:coordinate-region svg:x="2.243cm" svg:y="1.474cm" svg:width="10.596cm" svg:height="5.718cm"/>
          <chart:axis chart:dimension="x" chart:name="primary-x" chart:style-name="ch5">
            <chart:title svg:x="5.831cm" svg:y="8.019cm" chart:style-name="ch6">
              <text:p>Número de bloque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B45:Hoja1.B60" loext:label-string="tiempo" chart:class="chart:scatter">
            <chart:domain table:cell-range-address="Hoja1.A45:Hoja1.A60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A45:Hoja1.A60</svg:desc>
                </draw:g>
              </table:table-cell>
              <table:table-cell office:value-type="float" office:value="0.058860803">
                <text:p>0.058860803</text:p>
                <draw:g>
                  <svg:desc>Hoja1.B45:Hoja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8827316">
                <text:p>0.028827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14957974">
                <text:p>0.014957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8017338">
                <text:p>0.008017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542809">
                <text:p>0.00542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4964378">
                <text:p>0.004964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4751735">
                <text:p>0.004751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430688">
                <text:p>0.00430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04066345">
                <text:p>0.004066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03910854">
                <text:p>0.003910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003845274">
                <text:p>0.003845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03810032">
                <text:p>0.00381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03698186">
                <text:p>0.003698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003740352">
                <text:p>0.003740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003900563">
                <text:p>0.00390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004371783">
                <text:p>0.004371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14cm" svg:y="0.316cm" chart:style-name="ch2">
          <text:p>Evolución del Tiempo de Cálculo según el número de hilos (8192 bloques)</text:p>
        </chart:title>
        <chart:legend chart:legend-position="end" svg:x="13.624cm" svg:y="4.201cm" style:legend-expansion="high" chart:style-name="ch3"/>
        <chart:plot-area chart:style-name="ch4" table:cell-range-address="Hoja1.D45:Hoja1.E54" chart:data-source-has-labels="row" svg:x="1.331cm" svg:y="1.275cm" svg:width="11.973cm" svg:height="6.564cm">
          <chartooo:coordinate-region svg:x="2.243cm" svg:y="1.474cm" svg:width="10.689cm" svg:height="5.718cm"/>
          <chart:axis chart:dimension="x" chart:name="primary-x" chart:style-name="ch5">
            <chart:title svg:x="6.069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E45:Hoja1.E54" loext:label-string="tiempo" chart:class="chart:scatter">
            <chart:domain table:cell-range-address="Hoja1.D45:Hoja1.D5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D45:Hoja1.D54</svg:desc>
                </draw:g>
              </table:table-cell>
              <table:table-cell office:value-type="float" office:value="0.098296387">
                <text:p>0.098296387</text:p>
                <draw:g>
                  <svg:desc>Hoja1.E45:Hoja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364563">
                <text:p>0.0536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3725807">
                <text:p>0.023725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2604922">
                <text:p>0.012604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6936509">
                <text:p>0.006936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4148211">
                <text:p>0.00414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402352">
                <text:p>0.0040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3686698">
                <text:p>0.003686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03766096">
                <text:p>0.003766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03950979">
                <text:p>0.003950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